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otham-Rounded-Bold" svg:font-family="Gotham-Rounded-Bold"/>
    <style:font-face style:name="Gotham-Rounded-Book" svg:font-family="Gotham-Rounded-Book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e4e5a" style:font-name="Gotham-Rounded-Bold" fo:font-size="12pt" fo:letter-spacing="normal" fo:font-style="normal" fo:font-weight="bold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505050" style:font-name="Gotham-Rounded-Book" fo:font-size="10.5pt" fo:letter-spacing="normal" fo:font-style="normal" fo:font-weight="normal"/>
    </style:style>
    <style:style style:name="T1" style:family="text">
      <style:text-properties fo:font-variant="normal" fo:text-transform="none" fo:color="#3e4e5a" style:font-name="Gotham-Rounded-Bold" fo:font-size="10.5pt" fo:letter-spacing="normal" fo:font-style="normal" fo:font-weight="bold"/>
    </style:style>
    <style:style style:name="T2" style:family="text">
      <style:text-properties fo:font-variant="normal" fo:text-transform="none" fo:color="#505050" style:font-name="Gotham-Rounded-Book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Study only these tags!</text:h>
      <text:list xml:id="list4131841559" text:style-name="L1">
        <text:list-item>
          <text:p text:style-name="P2"><text:span text:style-name="Strong_20_Emphasis"><text:span text:style-name="T1">Effects </text:span></text:span><text:span text:style-name="T2">(functions to do some cool animation effects)</text:span></text:p>
          <text:list>
            <text:list-item>
              <text:p text:style-name="P3">.hide()</text:p>
            </text:list-item>
            <text:list-item>
              <text:p text:style-name="P3">.show()</text:p>
            </text:list-item>
            <text:list-item>
              <text:p text:style-name="P3">.toggle()</text:p>
            </text:list-item>
            <text:list-item>
              <text:p text:style-name="P3">.slideUp()</text:p>
            </text:list-item>
            <text:list-item>
              <text:p text:style-name="P3">.slideDown()</text:p>
            </text:list-item>
            <text:list-item>
              <text:p text:style-name="P3">.slideToggle()</text:p>
            </text:list-item>
            <text:list-item>
              <text:p text:style-name="P3">.fadeOut()</text:p>
            </text:list-item>
            <text:list-item>
              <text:p text:style-name="P3">.fadeIn()</text:p>
            </text:list-item>
          </text:list>
        </text:list-item>
        <text:list-item>
          <text:p text:style-name="P2"><text:span text:style-name="Strong_20_Emphasis"><text:span text:style-name="T1">CSS </text:span></text:span><text:span text:style-name="T2">(adding or removing a class for any HTML element/DOM)</text:span></text:p>
          <text:list>
            <text:list-item>
              <text:p text:style-name="P3">.addClass()</text:p>
            </text:list-item>
            <text:list-item>
              <text:p text:style-name="P3">.removeClass()</text:p>
            </text:list-item>
            <text:list-item>
              <text:p text:style-name="P3">.css()</text:p>
            </text:list-item>
          </text:list>
        </text:list-item>
        <text:list-item>
          <text:p text:style-name="P2"><text:span text:style-name="Strong_20_Emphasis"><text:span text:style-name="T1">Manipulation </text:span></text:span><text:span text:style-name="T2">(retrieving or setting value or text in any HTML element)</text:span></text:p>
          <text:list>
            <text:list-item>
              <text:p text:style-name="P3">.after()</text:p>
            </text:list-item>
            <text:list-item>
              <text:p text:style-name="P3">.append()</text:p>
            </text:list-item>
            <text:list-item>
              <text:p text:style-name="P3">.prepend()</text:p>
            </text:list-item>
            <text:list-item>
              <text:p text:style-name="P3">.attr()</text:p>
            </text:list-item>
            <text:list-item>
              <text:p text:style-name="P3">.before()</text:p>
            </text:list-item>
            <text:list-item>
              <text:p text:style-name="P3">.html()</text:p>
            </text:list-item>
            <text:list-item>
              <text:p text:style-name="P3">.text()</text:p>
            </text:list-item>
            <text:list-item>
              <text:p text:style-name="P3">.val()</text:p>
            </text:list-item>
          </text:list>
        </text:list-item>
        <text:list-item>
          <text:p text:style-name="P2"><text:span text:style-name="Strong_20_Emphasis"><text:span text:style-name="T1">Events </text:span></text:span><text:span text:style-name="T2">(functions to handle an event)</text:span></text:p>
          <text:list>
            <text:list-item>
              <text:p text:style-name="P3">.click()</text:p>
            </text:list-item>
            <text:list-item>
              <text:p text:style-name="P3">.on()</text:p>
            </text:list-item>
            <text:list-item>
              <text:p text:style-name="P3">.live() - deprecated (JQuery 1.7)</text:p>
            </text:list-item>
            <text:list-item>
              <text:p text:style-name="P3">.hover()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otham-Rounded-Bold" svg:font-family="Gotham-Rounded-Bold"/>
    <style:font-face style:name="Gotham-Rounded-Book" svg:font-family="Gotham-Rounded-Book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0:33:54.906503352</meta:creation-date>
    <dc:date>2018-11-17T00:34:35.612694429</dc:date>
    <meta:editing-duration>PT41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28" meta:word-count="93" meta:character-count="492" meta:non-whitespace-character-count="454"/>
  </office:meta>
</office:document-meta>
</file>